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ライブラリの作成</text:p>
                    <text:list>
                      <text:list-item>
                        <text:p>itof</text:p>
                      </text:list-item>
                      <text:list-item>
                        <text:p>ftoi</text:p>
                      </text:list-item>
                      <text:list-item>
                        <text:p>floor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item>
              <text:list-item>
                <text:p>今週やること</text:p>
                <text:list>
                  <text:list-item>
                    <text:p>min-rtがうまく表示されないので、そのデバッグ</text:p>
                    <text:list>
                      <text:list-item>
                        <text:p>floorがうまく動いてない？</text:p>
                      </text:list-item>
                      <text:list-item>
                        <text:p>今週は多忙を極めるため、今週中には終わらないかも・・・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55M42S</meta:editing-duration>
    <meta:editing-cycles>8</meta:editing-cycles>
    <dc:date>2012-10-30T08:57:37</dc:date>
    <meta:generator>LibreOffice/3.3$Unix LibreOffice_project/330m19$Build-401</meta:generator>
    <dc:creator>hs </dc:creator>
    <meta:document-statistic meta:object-count="25"/>
  </office:meta>
</office:document-meta>
</file>